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17" style:family="table-cell" style:parent-style-name="_16191__16191_" style:data-style-name="N0">
      <style:table-cell-properties fo:border-top="none" fo:border-bottom="none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8" style:family="table-cell" style:parent-style-name="_16191__16191_" style:data-style-name="N0">
      <style:table-cell-properties fo:border-top="none" fo:border-bottom="thin solid #000000" fo:border-left="none" fo:border-right="thin solid #000000" style:vertical-align="middle" fo:background-color="transparent" style:cell-protect="formula-hidden" style:repeat-content="false"/>
      <style:paragraph-properties fo:text-align="start" fo:margin-left="0cm"/>
      <style:text-properties fo:color="#000000" style:font-name="標楷體" style:font-name-asian="標楷體" style:font-name-complex="標楷體" fo:font-style="normal" style:font-style-asian="normal" style:font-style-complex="normal" style:font-family-generic="scri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8" style:family="table-cell" style:parent-style-name="Default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29" style:family="table-cell" style:parent-style-name="Default" style:data-style-name="N48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0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1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1.76695652173913cm"/>
    </style:style>
    <style:style style:name="co3" style:family="table-column">
      <style:table-column-properties fo:break-before="auto" style:column-width="2.18660869565217cm"/>
    </style:style>
    <style:style style:name="co4" style:family="table-column">
      <style:table-column-properties fo:break-before="auto" style:column-width="4.39530434782609cm"/>
    </style:style>
    <style:style style:name="co5" style:family="table-column">
      <style:table-column-properties fo:break-before="auto" style:column-width="2.20869565217391cm"/>
    </style:style>
    <style:style style:name="co6" style:family="table-column">
      <style:table-column-properties fo:break-before="auto" style:column-width="2.05408695652174cm"/>
    </style:style>
    <style:style style:name="co7" style:family="table-column">
      <style:table-column-properties fo:break-before="auto" style:column-width="4.37321739130435cm"/>
    </style:style>
    <style:style style:name="co8" style:family="table-column">
      <style:table-column-properties fo:break-before="auto" style:column-width="2.29704347826087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26.95pt" style:use-optimal-row-height="true" fo:break-before="auto"/>
    </style:style>
    <style:style style:name="ro3" style:family="table-row">
      <style:table-row-properties style:row-height="146.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廠新登記家數20213-01-01" table:style-name="ta1">
        <table:table-column table:style-name="co1" table:default-cell-style-name="ce1"/>
        <table:table-column table:style-name="co2" table:number-columns-repeated="26" table:default-cell-style-name="ce1"/>
        <table:table-column table:style-name="co3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3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3">
            <text:p>編製機關</text:p>
          </table:table-cell>
          <table:covered-table-cell/>
          <table:table-cell office:value-type="string" table:number-columns-spanned="2" table:number-rows-spanned="1" table:style-name="ce33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3">
            <text:p>表 <text:s text:c="3"/>號</text:p>
          </table:table-cell>
          <table:covered-table-cell/>
          <table:table-cell office:value-type="string" table:number-columns-spanned="2" table:number-rows-spanned="1" table:style-name="ce34">
            <text:p>20213-01-01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6">
            <text:p>工 廠 新 登 記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10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9" table:style-name="ce12">
            <text:p><text:s/>9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9" table:style-name="ce12">
            <text:p><text:s/>9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11月14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table:style-name="ce1"/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歇業家數20213-01-02" table:style-name="ta1">
        <table:table-column table:style-name="co4" table:default-cell-style-name="ce1"/>
        <table:table-column table:style-name="co2" table:number-columns-repeated="26" table:default-cell-style-name="ce1"/>
        <table:table-column table:style-name="co5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3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3">
            <text:p>編製機關</text:p>
          </table:table-cell>
          <table:covered-table-cell/>
          <table:table-cell office:value-type="string" table:number-columns-spanned="2" table:number-rows-spanned="1" table:style-name="ce33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3">
            <text:p>表 <text:s text:c="3"/>號</text:p>
          </table:table-cell>
          <table:covered-table-cell/>
          <table:table-cell office:value-type="string" table:number-columns-spanned="2" table:number-rows-spanned="1" table:style-name="ce34">
            <text:p>20213-01-02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6">
            <text:p>工 廠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4"/>
          <table:table-cell table:style-name="ce1"/>
          <table:table-cell table:number-columns-repeated="2" table:style-name="ce3"/>
          <table:table-cell office:value-type="string" table:style-name="ce15">
            <text:p>中華民國114年10月</text:p>
          </table:table-cell>
          <table:table-cell table:number-columns-repeated="4" table:style-name="ce3"/>
          <table:table-cell table:number-columns-repeated="9" table:style-name="ce4"/>
          <table:table-cell office:value-type="string" table:style-name="ce4">
            <text:p>單位：家</text:p>
          </table:table-cell>
          <table:table-cell table:number-columns-repeated="16356"/>
        </table:table-row>
        <table:table-row table:style-name="ro3">
          <table:table-cell table:style-name="ce7"/>
          <table:table-cell office:value-type="string" table:style-name="ce8">
            <text:p/>
            <text:p/>
            <text:p/>
            <text:p/>
            <text:p>總計</text:p>
          </table:table-cell>
          <table:table-cell office:value-type="string" table:style-name="ce8">
            <text:p>08</text:p>
            <text:p>食品</text:p>
            <text:p>製造</text:p>
            <text:p>業</text:p>
          </table:table-cell>
          <table:table-cell office:value-type="string" table:style-name="ce8">
            <text:p>09</text:p>
            <text:p>飲料</text:p>
            <text:p>製造</text:p>
            <text:p>業</text:p>
          </table:table-cell>
          <table:table-cell office:value-type="string" table:style-name="ce8">
            <text:p>10</text:p>
            <text:p>菸草</text:p>
            <text:p>製造</text:p>
            <text:p>業</text:p>
          </table:table-cell>
          <table:table-cell office:value-type="string" table:style-name="ce8">
            <text:p>11</text:p>
            <text:p>紡織</text:p>
            <text:p>業</text:p>
          </table:table-cell>
          <table:table-cell office:value-type="string" table:style-name="ce8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8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8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8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8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8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8">
            <text:p>20</text:p>
            <text:p>藥品 <text:s text:c="2"/>及醫 <text:s text:c="2"/>用化 <text:s text:c="2"/>學製 <text:s text:c="2"/>品製 <text:s text:c="2"/>造業</text:p>
          </table:table-cell>
          <table:table-cell office:value-type="string" table:style-name="ce8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8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8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8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8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8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8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8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8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8">
            <text:p>32</text:p>
            <text:p>家具</text:p>
            <text:p>製造</text:p>
            <text:p>業</text:p>
          </table:table-cell>
          <table:table-cell office:value-type="string" table:style-name="ce9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11月14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3.本表資料應與「2331-02-02工廠公告廢止家數」及「2331-02-03工廠自行辦理歇業家數」加總數一致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4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3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公告廢止家數20213-01-03" table:style-name="ta1">
        <table:table-column table:style-name="co4" table:default-cell-style-name="ce1"/>
        <table:table-column table:style-name="co2" table:number-columns-repeated="26" table:default-cell-style-name="ce1"/>
        <table:table-column table:style-name="co6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3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3">
            <text:p>編製機關</text:p>
          </table:table-cell>
          <table:covered-table-cell/>
          <table:table-cell office:value-type="string" table:number-columns-spanned="2" table:number-rows-spanned="1" table:style-name="ce33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3">
            <text:p>表 <text:s text:c="3"/>號</text:p>
          </table:table-cell>
          <table:covered-table-cell/>
          <table:table-cell office:value-type="string" table:number-columns-spanned="2" table:number-rows-spanned="1" table:style-name="ce34">
            <text:p>20213-01-03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公 告 廢 止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10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9" table:style-name="ce28">
            <text:p><text:s/>9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9" table:style-name="ce30">
            <text:p><text:s/>9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11月14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  <table:table table:name="工廠自行辦理歇業家數20213-01-04" table:style-name="ta1">
        <table:table-column table:style-name="co7" table:default-cell-style-name="ce1"/>
        <table:table-column table:style-name="co2" table:number-columns-repeated="26" table:default-cell-style-name="ce1"/>
        <table:table-column table:style-name="co8" table:default-cell-style-name="ce1"/>
        <table:table-column table:style-name="co2" table:number-columns-repeated="16356" table:default-cell-style-name="ce1"/>
        <table:table-row table:style-name="ro1">
          <table:table-cell office:value-type="string" table:number-columns-spanned="2" table:number-rows-spanned="1" table:style-name="ce33">
            <text:p>公 <text:s/>開 <text:s/>類</text:p>
          </table:table-cell>
          <table:covered-table-cell/>
          <table:table-cell table:number-columns-repeated="22" table:style-name="ce4"/>
          <table:table-cell office:value-type="string" table:number-columns-spanned="2" table:number-rows-spanned="1" table:style-name="ce33">
            <text:p>編製機關</text:p>
          </table:table-cell>
          <table:covered-table-cell/>
          <table:table-cell office:value-type="string" table:number-columns-spanned="2" table:number-rows-spanned="1" table:style-name="ce33">
            <text:p>經濟部產業發展署</text:p>
          </table:table-cell>
          <table:covered-table-cell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3">
            <text:p>月 (年) 報</text:p>
          </table:table-cell>
          <table:covered-table-cell/>
          <table:table-cell office:value-type="string" table:style-name="ce5">
            <text:p>月報於次月25日前編報;年報於次年2月底前編報</text:p>
          </table:table-cell>
          <table:table-cell table:number-columns-repeated="21" table:style-name="ce6"/>
          <table:table-cell office:value-type="string" table:number-columns-spanned="2" table:number-rows-spanned="1" table:style-name="ce33">
            <text:p>表 <text:s text:c="3"/>號</text:p>
          </table:table-cell>
          <table:covered-table-cell/>
          <table:table-cell office:value-type="string" table:number-columns-spanned="2" table:number-rows-spanned="1" table:style-name="ce34">
            <text:p>20213-01-04</text:p>
          </table:table-cell>
          <table:covered-table-cell/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38">
            <text:p>工 廠 自 行 辦 理 歇 業 家 數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2" table:style-name="ce2"/>
          <table:table-cell office:value-type="string" table:style-name="ce23">
            <text:p>中華民國114年10月</text:p>
          </table:table-cell>
          <table:table-cell table:number-columns-repeated="4" table:style-name="ce2"/>
          <table:table-cell table:number-columns-repeated="9" table:style-name="ce21"/>
          <table:table-cell office:value-type="string" table:style-name="ce21">
            <text:p>單位：家</text:p>
          </table:table-cell>
          <table:table-cell table:number-columns-repeated="16356"/>
        </table:table-row>
        <table:table-row table:style-name="ro3">
          <table:table-cell table:style-name="ce24"/>
          <table:table-cell office:value-type="string" table:style-name="ce25">
            <text:p/>
            <text:p/>
            <text:p/>
            <text:p/>
            <text:p>總計</text:p>
          </table:table-cell>
          <table:table-cell office:value-type="string" table:style-name="ce25">
            <text:p>08</text:p>
            <text:p>食品</text:p>
            <text:p>製造</text:p>
            <text:p>業</text:p>
          </table:table-cell>
          <table:table-cell office:value-type="string" table:style-name="ce25">
            <text:p>09</text:p>
            <text:p>飲料</text:p>
            <text:p>製造</text:p>
            <text:p>業</text:p>
          </table:table-cell>
          <table:table-cell office:value-type="string" table:style-name="ce25">
            <text:p>10</text:p>
            <text:p>菸草</text:p>
            <text:p>製造</text:p>
            <text:p>業</text:p>
          </table:table-cell>
          <table:table-cell office:value-type="string" table:style-name="ce25">
            <text:p>11</text:p>
            <text:p>紡織</text:p>
            <text:p>業</text:p>
          </table:table-cell>
          <table:table-cell office:value-type="string" table:style-name="ce25">
            <text:p>12</text:p>
            <text:p>成衣</text:p>
            <text:p>及服</text:p>
            <text:p>飾品</text:p>
            <text:p>製造</text:p>
            <text:p>業</text:p>
          </table:table-cell>
          <table:table-cell office:value-type="string" table:style-name="ce25">
            <text:p>13</text:p>
            <text:p>皮革</text:p>
            <text:p>、毛</text:p>
            <text:p>皮及</text:p>
            <text:p>其製</text:p>
            <text:p>品製</text:p>
            <text:p>造業</text:p>
          </table:table-cell>
          <table:table-cell office:value-type="string" table:style-name="ce25">
            <text:p>14</text:p>
            <text:p>木竹</text:p>
            <text:p>製品</text:p>
            <text:p>製造</text:p>
            <text:p>業</text:p>
          </table:table-cell>
          <table:table-cell office:value-type="string" table:style-name="ce25">
            <text:p>15</text:p>
            <text:p>紙漿</text:p>
            <text:p>、紙</text:p>
            <text:p>及紙</text:p>
            <text:p>製品</text:p>
            <text:p>製造</text:p>
            <text:p>業</text:p>
          </table:table-cell>
          <table:table-cell office:value-type="string" table:style-name="ce25">
            <text:p>16</text:p>
            <text:p>印刷</text:p>
            <text:p>及資</text:p>
            <text:p>料儲</text:p>
            <text:p>存媒</text:p>
            <text:p>體複</text:p>
            <text:p>製業</text:p>
          </table:table-cell>
          <table:table-cell office:value-type="string" table:style-name="ce25">
            <text:p>17</text:p>
            <text:p>石油</text:p>
            <text:p>及煤</text:p>
            <text:p>製品</text:p>
            <text:p>製造</text:p>
            <text:p>業</text:p>
          </table:table-cell>
          <table:table-cell office:value-type="string" table:style-name="ce25">
            <text:p>18</text:p>
            <text:p>化學</text:p>
            <text:p>材料</text:p>
            <text:p>及肥</text:p>
            <text:p>料製</text:p>
            <text:p>造業</text:p>
          </table:table-cell>
          <table:table-cell office:value-type="string" table:style-name="ce25">
            <text:p>19</text:p>
            <text:p>其他</text:p>
            <text:p>化學</text:p>
            <text:p>製品</text:p>
            <text:p>製造</text:p>
            <text:p>業</text:p>
          </table:table-cell>
          <table:table-cell office:value-type="string" table:style-name="ce25">
            <text:p>20</text:p>
            <text:p>藥品</text:p>
            <text:p>及醫</text:p>
            <text:p>用化</text:p>
            <text:p>學製</text:p>
            <text:p>品製</text:p>
            <text:p>造業</text:p>
          </table:table-cell>
          <table:table-cell office:value-type="string" table:style-name="ce25">
            <text:p>21</text:p>
            <text:p>橡膠</text:p>
            <text:p>製品</text:p>
            <text:p>製造</text:p>
            <text:p>業</text:p>
          </table:table-cell>
          <table:table-cell office:value-type="string" table:style-name="ce25">
            <text:p>22</text:p>
            <text:p>塑膠</text:p>
            <text:p>製品</text:p>
            <text:p>製造</text:p>
            <text:p>業</text:p>
          </table:table-cell>
          <table:table-cell office:value-type="string" table:style-name="ce25">
            <text:p>23</text:p>
            <text:p>非金</text:p>
            <text:p>屬礦</text:p>
            <text:p>物製</text:p>
            <text:p>品製</text:p>
            <text:p>造業</text:p>
          </table:table-cell>
          <table:table-cell office:value-type="string" table:style-name="ce25">
            <text:p>24</text:p>
            <text:p>基本</text:p>
            <text:p>金屬</text:p>
            <text:p>製造</text:p>
            <text:p>業</text:p>
          </table:table-cell>
          <table:table-cell office:value-type="string" table:style-name="ce25">
            <text:p>25</text:p>
            <text:p>金屬</text:p>
            <text:p>製品</text:p>
            <text:p>製造</text:p>
            <text:p>業</text:p>
          </table:table-cell>
          <table:table-cell office:value-type="string" table:style-name="ce25">
            <text:p>26</text:p>
            <text:p>電子</text:p>
            <text:p>零組</text:p>
            <text:p>件製</text:p>
            <text:p>造業</text:p>
          </table:table-cell>
          <table:table-cell office:value-type="string" table:style-name="ce25">
            <text:p>27</text:p>
            <text:p>電腦</text:p>
            <text:p>、電</text:p>
            <text:p>子產</text:p>
            <text:p>品及</text:p>
            <text:p>光學</text:p>
            <text:p>製品</text:p>
            <text:p>製造</text:p>
            <text:p>業</text:p>
          </table:table-cell>
          <table:table-cell office:value-type="string" table:style-name="ce25">
            <text:p>28</text:p>
            <text:p>電力</text:p>
            <text:p>設備</text:p>
            <text:p>及配</text:p>
            <text:p>備製</text:p>
            <text:p>造業</text:p>
          </table:table-cell>
          <table:table-cell office:value-type="string" table:style-name="ce25">
            <text:p>29</text:p>
            <text:p>機械</text:p>
            <text:p>設備</text:p>
            <text:p>製造</text:p>
            <text:p>業</text:p>
          </table:table-cell>
          <table:table-cell office:value-type="string" table:style-name="ce25">
            <text:p>30</text:p>
            <text:p>汽車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1</text:p>
            <text:p>其他</text:p>
            <text:p>運輸</text:p>
            <text:p>工具</text:p>
            <text:p>及其</text:p>
            <text:p>零件</text:p>
            <text:p>製造</text:p>
            <text:p>業</text:p>
          </table:table-cell>
          <table:table-cell office:value-type="string" table:style-name="ce25">
            <text:p>32</text:p>
            <text:p>家具</text:p>
            <text:p>製造</text:p>
            <text:p>業</text:p>
          </table:table-cell>
          <table:table-cell office:value-type="string" table:style-name="ce26">
            <text:p>33</text:p>
            <text:p>其他</text:p>
            <text:p>製造</text:p>
            <text:p>業</text:p>
          </table:table-cell>
          <table:table-cell table:number-columns-repeated="16356" table:style-name="ce1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232" table:style-name="ce28">
            <text:p><text:s/>232<text:s/></text:p>
          </table:table-cell>
          <table:table-cell office:value-type="float" office:value="13" table:style-name="ce29">
            <text:p><text:s/>13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9" table:style-name="ce29">
            <text:p><text:s/>9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2" table:style-name="ce29">
            <text:p><text:s/>2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1" table:style-name="ce29">
            <text:p><text:s/>1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4" table:style-name="ce29">
            <text:p><text:s/>4<text:s/></text:p>
          </table:table-cell>
          <table:table-cell office:value-type="float" office:value="21" table:style-name="ce29">
            <text:p><text:s/>21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3" table:style-name="ce29">
            <text:p><text:s/>3<text:s/></text:p>
          </table:table-cell>
          <table:table-cell office:value-type="float" office:value="72" table:style-name="ce29">
            <text:p><text:s/>72<text:s/></text:p>
          </table:table-cell>
          <table:table-cell office:value-type="float" office:value="11" table:style-name="ce29">
            <text:p><text:s/>11<text:s/></text:p>
          </table:table-cell>
          <table:table-cell office:value-type="float" office:value="5" table:style-name="ce29">
            <text:p><text:s/>5<text:s/></text:p>
          </table:table-cell>
          <table:table-cell office:value-type="float" office:value="7" table:style-name="ce29">
            <text:p><text:s/>7<text:s/></text:p>
          </table:table-cell>
          <table:table-cell office:value-type="float" office:value="44" table:style-name="ce29">
            <text:p><text:s/>44<text:s/></text:p>
          </table:table-cell>
          <table:table-cell office:value-type="float" office:value="7" table:style-name="ce29">
            <text:p><text:s/>7<text:s/></text:p>
          </table:table-cell>
          <table:table-cell office:value-type="float" office:value="0" table:style-name="ce29">
            <text:p><text:s/>-<text:s/></text:p>
          </table:table-cell>
          <table:table-cell office:value-type="float" office:value="6" table:style-name="ce29">
            <text:p><text:s/>6<text:s/></text:p>
          </table:table-cell>
          <table:table-cell office:value-type="float" office:value="7" table:style-name="ce29">
            <text:p><text:s/>7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2"/>臺灣地區</text:p>
          </table:table-cell>
          <table:table-cell office:value-type="float" office:value="232" table:style-name="ce30">
            <text:p><text:s/>232<text:s/></text:p>
          </table:table-cell>
          <table:table-cell office:value-type="float" office:value="13" table:style-name="ce31">
            <text:p><text:s/>1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21" table:style-name="ce31">
            <text:p><text:s/>21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72" table:style-name="ce31">
            <text:p><text:s/>72<text:s/></text:p>
          </table:table-cell>
          <table:table-cell office:value-type="float" office:value="11" table:style-name="ce31">
            <text:p><text:s/>11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44" table:style-name="ce31">
            <text:p><text:s/>44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7" table:style-name="ce31">
            <text:p><text:s/>7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北市</text:p>
          </table:table-cell>
          <table:table-cell office:value-type="float" office:value="55" table:style-name="ce30">
            <text:p><text:s/>55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3" table:style-name="ce31">
            <text:p><text:s/>13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4" table:style-name="ce31">
            <text:p><text:s/>4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臺北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桃園市</text:p>
          </table:table-cell>
          <table:table-cell office:value-type="float" office:value="30" table:style-name="ce30">
            <text:p><text:s/>30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0" table:style-name="ce31">
            <text:p><text:s/>10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中市</text:p>
          </table:table-cell>
          <table:table-cell office:value-type="float" office:value="53" table:style-name="ce30">
            <text:p><text:s/>5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" table:style-name="ce31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23" table:style-name="ce31">
            <text:p><text:s/>2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3" table:style-name="ce31">
            <text:p><text:s/>13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2" table:style-name="ce31">
            <text:p><text:s/>2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南市</text:p>
          </table:table-cell>
          <table:table-cell office:value-type="float" office:value="28" table:style-name="ce30">
            <text:p><text:s/>28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 <text:s/>高雄市</text:p>
          </table:table-cell>
          <table:table-cell office:value-type="float" office:value="16" table:style-name="ce30">
            <text:p><text:s/>16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5" table:style-name="ce31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7" table:style-name="ce31">
            <text:p><text:s/>7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宜蘭縣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縣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苗栗縣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彰化縣</text:p>
          </table:table-cell>
          <table:table-cell office:value-type="float" office:value="21" table:style-name="ce30">
            <text:p><text:s/>2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3" table:style-name="ce31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9" table:style-name="ce31">
            <text:p><text:s/>9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6" table:style-name="ce31">
            <text:p><text:s/>6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南投縣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雲林縣</text:p>
          </table:table-cell>
          <table:table-cell office:value-type="float" office:value="2" table:style-name="ce30">
            <text:p><text:s/>2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縣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屏東縣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臺東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花蓮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澎湖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基隆市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新竹市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嘉義市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4"/>科學園區</text:p>
          </table:table-cell>
          <table:table-cell office:value-type="float" office:value="4" table:style-name="ce30">
            <text:p><text:s/>4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　　 <text:s/>竹科</text:p>
          </table:table-cell>
          <table:table-cell office:value-type="float" office:value="3" table:style-name="ce30">
            <text:p><text:s/>3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中科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<text:s text:c="6"/>南科</text:p>
          </table:table-cell>
          <table:table-cell office:value-type="float" office:value="1" table:style-name="ce30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1" table:style-name="ce31">
            <text:p><text:s/>1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<text:s text:c="4"/>經濟部產業園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20">
            <text:p><text:s text:c="2"/>金馬地區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   <text:s/>金門縣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office:value-type="float" office:value="0" table:style-name="ce31">
            <text:p><text:s/>-<text:s/></text:p>
          </table:table-cell>
          <table:table-cell table:number-columns-repeated="16356"/>
        </table:table-row>
        <table:table-row table:style-name="ro4">
          <table:table-cell office:value-type="string" table:style-name="ce18">
            <text:p>   <text:s/>連江縣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table:number-columns-repeated="16356"/>
        </table:table-row>
        <table:table-row table:style-name="ro1">
          <table:table-cell table:number-columns-repeated="28" table:style-name="ce4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35">
            <text:p>填表：</text:p>
          </table:table-cell>
          <table:covered-table-cell/>
          <table:table-cell table:number-columns-repeated="2" table:style-name="ce4"/>
          <table:table-cell office:value-type="string" table:number-columns-spanned="2" table:number-rows-spanned="1" table:style-name="ce35">
            <text:p>審核：</text:p>
          </table:table-cell>
          <table:covered-table-cell/>
          <table:table-cell table:number-columns-repeated="4" table:style-name="ce4"/>
          <table:table-cell office:value-type="string" table:style-name="ce4">
            <text:p>主辦統計人員：</text:p>
          </table:table-cell>
          <table:table-cell table:number-columns-repeated="7" table:style-name="ce4"/>
          <table:table-cell office:value-type="string" table:style-name="ce4">
            <text:p>機關長官：</text:p>
          </table:table-cell>
          <table:table-cell table:number-columns-repeated="6" table:style-name="ce4"/>
          <table:table-cell office:value-type="string" table:number-columns-spanned="3" table:number-rows-spanned="1" table:style-name="ce35">
            <text:p>中華民國114年11月14日 編製</text:p>
          </table:table-cell>
          <table:covered-table-cell table:number-columns-repeated="2"/>
          <table:table-cell table:number-columns-repeated="16356"/>
        </table:table-row>
        <table:table-row table:style-name="ro1">
          <table:table-cell table:number-columns-repeated="10" table:style-name="ce4"/>
          <table:table-cell office:value-type="string" table:number-columns-spanned="2" table:number-rows-spanned="1" table:style-name="ce35">
            <text:p>主辦業務人員：</text:p>
          </table:table-cell>
          <table:covered-table-cell/>
          <table:table-cell table:number-columns-repeated="16" table:style-name="ce4"/>
          <table:table-cell table:number-columns-repeated="16356"/>
        </table:table-row>
        <table:table-row table:style-name="ro1">
          <table:table-cell office:value-type="string" table:style-name="ce4">
            <text:p>資料來源：各直轄市、各縣市政府、本部產業園區管理局、科學園區管理局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填表說明：1.本表1式2份，1份送本部統計處，1份自存並公布於網站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4">
            <text:p>　　　　　2.本表月報由各填報機關於次月15日前將統計報表送本部產業發展署，由該署於次月25日前彙編完成，年報於次年2月底前完成編報。</text:p>
          </table:table-cell>
          <table:table-cell table:number-columns-repeated="27" table:style-name="ce4"/>
          <table:table-cell table:number-columns-repeated="16356"/>
        </table:table-row>
        <table:table-row table:style-name="ro1">
          <table:table-cell office:value-type="string" table:style-name="ce21">
            <text:p>　　　　　3.因縣市改制，100年1月份資料依改制後縣市別編製(含99年12月26日以後資料)。</text:p>
          </table:table-cell>
          <table:table-cell table:number-columns-repeated="27" table:style-name="ce4"/>
          <table:table-cell table:number-columns-repeated="16356"/>
        </table:table-row>
        <table:table-row table:number-rows-repeated="54" table:style-name="ro1">
          <table:table-cell table:number-columns-repeated="28" table:style-name="ce4"/>
          <table:table-cell table:number-columns-repeated="16356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48P2">
      <number:text> </number:text>
      <number:fill-character> </number:fill-character>
      <number:text>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_63_" style:display-name="?" style:family="table-cell" style:data-style-name="N0">
      <style:table-cell-properties fo:background-color="#CCFFCC"/>
      <style:text-properties fo:color="#008000"/>
    </style:style>
    <style:style style:name="_63___24037__24288__27463__26989__30331__35352__23478__25976_-_25353__20844__21578__35387__37559__21450__33258__34892__36774__29702__20998__40_1_41_" style:display-name="?_工廠歇業登記家數-按公告註銷及自行辦理分(1)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6191_" style:display-name="㼿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16191__63_" style:display-name="㼿?" style:family="table-cell" style:data-style-name="N0">
      <style:table-cell-properties fo:background-color="#FF0000"/>
      <style:text-properties fo:color="#FFFFFF"/>
    </style:style>
    <style:style style:name="_16191__16191_" style:display-name="㼿㼿" style:family="table-cell" style:data-style-name="N0">
      <style:text-properties fo:color="#808080" fo:font-style="italic" style:font-style-asian="italic" style:font-style-complex="italic"/>
    </style:style>
    <style:style style:name="_16191__16191__63_" style:display-name="㼿㼿?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16191__16191__16191_" style:display-name="㼿㼿㼿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16191__16191__16191__16191__63_" style:display-name="㼿㼿㼿㼿?" style:family="table-cell" style:data-style-name="N0">
      <style:table-cell-properties fo:background-color="#FF99CC"/>
      <style:text-properties fo:color="#000000"/>
    </style:style>
  </office:styles>
  <office:automatic-styles>
    <style:page-layout style:name="pm1">
      <style:page-layout-properties fo:margin-top="0.51in" fo:margin-bottom="0.51in" fo:margin-left="0in" fo:margin-right="0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7in" fo:margin-left="0in" fo:margin-right="0in" fo:margin-bottom="0in"/>
      </style:header-style>
      <style:footer-style>
        <style:header-footer-properties fo:min-height="0.4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Nessa Cheng</meta:initial-creator>
    <dc:creator>楊O逸</dc:creator>
    <meta:creation-date>2010-10-15T09:13:17Z</meta:creation-date>
    <dc:date>2025-11-21T05:38:47Z</dc:date>
    <meta:print-date>2025-11-18T06:38:07Z</meta:print-date>
  </office:meta>
</office:document-meta>
</file>